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0d2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end="Extrémités_20_de_20_flèche_20_1" draw:fill="none" draw:fill-color="#ffffff" draw:fill-image-width="0cm" draw:fill-image-height="0cm" fo:min-height="2.55cm"/>
    </style:style>
    <style:style style:name="gr3" style:family="graphic" style:parent-style-name="standard">
      <style:graphic-properties svg:stroke-color="#000000" draw:fill-color="#f0d2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="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66ff66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cm" svg:height="3.7cm" svg:x="13cm" svg:y="7.3cm">
          <text:p text:style-name="P1">n3 n6 n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cm" svg:height="2.855cm" svg:x="17.1cm" svg:y="15.245cm">
          <draw:text-box>
            <text:p><text:span text:style-name="T1">A</text:span></text:p>
          </draw:text-box>
        </draw:frame>
        <draw:frame draw:style-name="gr2" draw:text-style-name="P2" draw:layer="layout" svg:width="2cm" svg:height="2.855cm" svg:x="25.1cm" svg:y="7.545cm">
          <draw:text-box>
            <text:p><text:span text:style-name="T1">D</text:span></text:p>
          </draw:text-box>
        </draw:frame>
        <draw:custom-shape draw:style-name="gr3" draw:text-style-name="P1" draw:layer="layout" svg:width="3.7cm" svg:height="3.7cm" svg:x="21.4cm" svg:y="7.3cm">
          <text:p text:style-name="P1">n6 n7 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cm" svg:height="3.7cm" svg:x="4.6cm" svg:y="7.3cm">
          <text:p text:style-name="P1"><text:s/>n2 n3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cm" svg:height="3.7cm" svg:x="13cm" svg:y="14.6cm">
          <text:p text:style-name="P1"><text:s text:c="3"/>n3 n6 n4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cm" svg:height="2.855cm" svg:x="13.6cm" svg:y="4.345cm">
          <draw:text-box>
            <text:p><text:span text:style-name="T1">C</text:span></text:p>
          </draw:text-box>
        </draw:frame>
        <draw:frame draw:style-name="gr2" draw:text-style-name="P2" draw:layer="layout" svg:width="2cm" svg:height="2.855cm" svg:x="2.6cm" svg:y="7.845cm">
          <draw:text-box>
            <text:p><text:span text:style-name="T1">B</text:span></text:p>
          </draw:text-box>
        </draw:frame>
        <draw:line draw:style-name="gr4" draw:text-style-name="P1" draw:layer="layout" svg:x1="8.3cm" svg:y1="9.2cm" svg:x2="13cm" svg:y2="9.2cm">
          <text:p/>
        </draw:line>
        <draw:line draw:style-name="gr4" draw:text-style-name="P1" draw:layer="layout" svg:x1="16.7cm" svg:y1="9cm" svg:x2="21.4cm" svg:y2="9cm">
          <text:p/>
        </draw:line>
        <draw:line draw:style-name="gr4" draw:text-style-name="P1" draw:layer="layout" svg:x1="14.7cm" svg:y1="11cm" svg:x2="14.7cm" svg:y2="14.6cm">
          <text:p/>
        </draw:line>
        <draw:custom-shape draw:style-name="gr5" draw:text-style-name="P1" draw:layer="layout" svg:width="2.2cm" svg:height="1.3cm" svg:x="13.5cm" svg:y="12.3cm">
          <text:p text:style-name="P1">n3 n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.3cm" svg:x="9.4cm" svg:y="8.5cm">
          <text:p text:style-name="P1">n3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.3cm" svg:x="17.8cm" svg:y="8.4cm">
          <text:p text:style-name="P1">n3 n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013 1130" svg:d="M1009 1050l-449-1008-22-30-29-12-34 12-21 26-449 1012-5 13v8l5 21 12 21 17 13 21 4h903l21-4 21-13 9-21 4-21v-8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2" draw:fill-hatch-name="Hatching_20_1" draw:fill-image-name="Bitmape_20_1" draw:opacity="75%" draw:shadow-opacity="75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buntu </meta:initial-creator>
    <meta:creation-date>2015-07-24T15:05:41.755151170</meta:creation-date>
    <meta:editing-cycles>4</meta:editing-cycles>
    <meta:editing-duration>PT27M23S</meta:editing-duration>
    <dc:date>2015-07-24T18:08:12.896730366</dc:date>
    <dc:creator>ubuntu </dc:creator>
    <meta:generator>LibreOffice/4.2.6.3$Linux_X86_64 LibreOffice_project/420m0$Build-3</meta:generator>
    <meta:document-statistic meta:object-count="14"/>
  </office:meta>
</office:document-meta>
</file>